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22pt" fo:font-weight="bold" style:font-size-asian="22pt" style:font-weight-asian="bold" style:font-size-complex="22pt" style:font-weight-complex="bold"/>
    </style:style>
    <style:style style:name="P3" style:family="paragraph" style:parent-style-name="Standard" style:list-style-name="L1">
      <style:text-properties style:font-name="Trebuchet MS"/>
    </style:style>
    <style:style style:name="P4" style:family="paragraph" style:parent-style-name="Standard" style:list-style-name="L1">
      <style:text-properties style:font-name="Trebuchet MS" fo:font-size="12pt" fo:font-weight="normal" style:font-size-asian="12pt" style:font-weight-asian="normal" style:font-size-complex="12pt" style:font-weight-complex="normal"/>
    </style:style>
    <style:style style:name="P5" style:family="paragraph" style:parent-style-name="Standard" style:list-style-name="L2">
      <style:text-properties style:font-name="Trebuchet MS"/>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3pt" style:font-size-asian="13pt" style:font-size-complex="13pt"/>
    </style:style>
    <style:style style:name="T5" style:family="text">
      <style:text-properties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Charter</text:p>
      <text:p text:style-name="Standard"/>
      <text:p text:style-name="Standard"/>
      <text:p text:style-name="Standard"/>
      <text:p text:style-name="P1"/>
      <text:p text:style-name="P1"><text:span text:style-name="T5"><text:s/>OBIETTIVI</text:span><text:line-break/><text:tab/>- L'obiettivo del progetto consiste nel realizzare un'applicazione che, sfruttando <text:tab/>un database, permetta ai visitatori che usufruiscono del servizio, di visualizzare <text:tab/>contenuti multimediali sui POI(Point Of Interest) distribuiti nel centro storico <text:tab/>della città.<text:line-break/><text:line-break/><text:span text:style-name="T5">PRINCIPALI DELIVERABLE</text:span><text:line-break/><text:tab/>- Project Management: Pianificazione</text:p>
      <text:list xml:id="list5680049412132702172" text:style-name="L2">
        <text:list-header>
          <text:p text:style-name="P5">- Project Management: analisi e dialogo con cliente per soddisfare le</text:p>
          <text:p text:style-name="P5"><text:s text:c="3"/>specifiche<text:line-break/>- Progettazzione: interfaccia utente<text:line-break/>- Progettazzione: creazione dei contenuti multimediali <text:line-break/>- Esecuzione: Installazione e collaudo/test <text:line-break/><text:span text:style-name="T4"><text:line-break/></text:span><text:span text:style-name="T5">MILESTONE</text:span><text:line-break/>- Creazione di pagina multimediale di base<text:line-break/>- Creazione pagina multimediale avanzata</text:p>
          <text:p text:style-name="P5">- Implementazione delle varie tariffe previste <text:line-break/><text:line-break/><text:span text:style-name="T5">VINCOLI E DIPENDENZE</text:span></text:p>
        </text:list-header>
      </text:list>
      <text:list xml:id="list8496620546670378110" text:style-name="L1">
        <text:list-header>
          <text:p text:style-name="P4">- La consultazione delle pagine multimediali sia abilitata esclusivamente ai dispositivi (minitablet) forniti all’atto dell’acquisto del biglietto, previa consegna di un documento di identità o di un numero di carta di credito valida.</text:p>
          <text:p text:style-name="P4"/>
          <text:p text:style-name="P4">- Per facilitare l’aggiornamento periodico dei contenuti esistenti e l’inserimento di nuovi, gli stessi non siano memorizzati sui dispositivi utilizzati dagli utenti ma su sistemi server.</text:p>
          <text:p text:style-name="P4"/>
          <text:p text:style-name="P4">- L’accesso alle pagine multimediali sia effettuabile solo dopo l’inserimento, all’inizio della visita, della password presente nel biglietto.</text:p>
          <text:p text:style-name="P4"/>
          <text:p text:style-name="P4">- L’accesso alle pagine multimediali relative ad un POI debba avvenire solo in prossimità o all’interno del POI stesso.</text:p>
          <text:p text:style-name="P4"/>
          <text:p text:style-name="P3"><text:span text:style-name="T3">- La restituzione dei dispositivi (minitablet) possa avvenire presso l’InfoPoint che ha in custodia il documento di identità oppure presso un qualsiasi InfoPoint se il visitatore ha optato per lasciare il numero di carta di credito valida.</text:span><text:line-break/><text:line-break/><text:span text:style-name="T5">TEMPISTICA PRELIMINARE</text:span><text:line-break/>Il progetto inzia l'1 aprile e deve concludersi entro 45 gg <text:line-break/><text:line-break/><text:span text:style-name="T5">PRINCIPALI RISORSE</text:span><text:span text:style-name="T2"> </text:span><text:line-break/>- Le risorse materiali impegnate riguardano le postazioni di lavoro dei programmatori e macchine fotografiche per ricavare le foto su ogni POI.</text:p>
          <text:p text:style-name="P3"/>
          <text:p text:style-name="P3"><text:soft-page-break/>- Server che permetta di contenere il database sui diversi POI.</text:p>
          <text:p text:style-name="P3"/>
          <text:p text:style-name="P3">- Diversi acces point per ogni POI(Per esempio Wi-Fi dedicate).</text:p>
          <text:p text:style-name="P3"/>
          <text:p text:style-name="P3">- Acquisto di tablet per poter usufruire del servizio.<text:line-break/><text:line-break/><text:span text:style-name="T5">STRUTTURA ORGANIZZATIVA</text:span><text:line-break/>- Il Project Manager del progetto sarà il responsabile Mario Rossi<text:line-break/>- Il Team di progetto sarà costituito da altre 8 persone<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3T06:57:41.64</meta:creation-date>
    <dc:date>2021-04-13T07:41:27.51</dc:date>
    <meta:editing-duration>PT28M34S</meta:editing-duration>
    <meta:editing-cycles>3</meta:editing-cycles>
    <meta:generator>OpenOffice/4.1.7$Win32 OpenOffice.org_project/417m1$Build-9800</meta:generator>
    <meta:document-statistic meta:table-count="0" meta:image-count="0" meta:object-count="0" meta:page-count="2" meta:paragraph-count="13" meta:word-count="326" meta:character-count="2247"/>
  </office:meta>
</office:document-meta>
</file>